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5.8138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8819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70%</text:p>
          </table:table-cell>
          <table:table-cell table:style-name="ce1"/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LOTR01013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table:number-columns-repeated="7"/>
          <table:table-cell table:style-name="ce1" office:value-type="string" calcext:value-type="string">
            <text:p>62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tro/o_01_014.jpg</text:p>
          </table:table-cell>
          <table:table-cell office:value-type="string" calcext:value-type="string">
            <text:p>LOTR01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tro/o_05_032.jpg</text:p>
          </table:table-cell>
          <table:table-cell office:value-type="string" calcext:value-type="string">
            <text:p>LOTR05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table:number-columns-repeated="7"/>
          <table:table-cell table:style-name="ce1" office:value-type="string" calcext:value-type="string">
            <text:p>70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tro/o_08_047.jpg</text:p>
          </table:table-cell>
          <table:table-cell office:value-type="string" calcext:value-type="string">
            <text:p>LOTR08047.jpg</text:p>
          </table:table-cell>
          <table:table-cell/>
          <table:table-cell office:value-type="string" calcext:value-type="string">
            <text:p>Stronger and More 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table:number-columns-repeated="7"/>
          <table:table-cell table:style-name="ce1" office:value-type="string" calcext:value-type="string">
            <text:p>71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[X].</text:p>
          </table:table-cell>
          <table:table-cell table:number-columns-repeated="10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tro/o_09_030.jpg</text:p>
          </table:table-cell>
          <table:table-cell office:value-type="string" calcext:value-type="string">
            <text:p>LOTR09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9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tro/o_01_057.jpg</text:p>
          </table:table-cell>
          <table:table-cell office:value-type="string" calcext:value-type="string">
            <text:p>LOTR01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tro/o_04_295.jpg</text:p>
          </table:table-cell>
          <table:table-cell office:value-type="string" calcext:value-type="string">
            <text:p>LOTR04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tro/o_01_242.jpg</text:p>
          </table:table-cell>
          <table:table-cell office:value-type="string" calcext:value-type="string">
            <text:p>LOTR01242.jpg</text:p>
          </table:table-cell>
          <table:table-cell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arch. <text:s/>To play, spot a [Sauron] Orc. <text:s/>Plays to your support area.&lt;br&gt;Shadow: Remove [3] to reveal the top card of your draw deck. <text:s/>If it is a [Sauron]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tro/o_07_038.jpg</text:p>
          </table:table-cell>
          <table:table-cell office:value-type="string" calcext:value-type="string">
            <text:p>LOTR07038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 office:value-type="string" calcext:value-type="string">
            <text:p>Focus of Power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arer must be Gandalf.&lt;br&gt;While you can spot 4 twilight tokens, Gandalf is strength + 1.</text:p>
          </table:table-cell>
          <table:table-cell office:value-type="string" calcext:value-type="string">
            <text:p>"'But for Gandalf Stormcrow you would have seen a host of foes coming out of Anorien….'"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tro/o_01_349.jpg</text:p>
          </table:table-cell>
          <table:table-cell office:value-type="string" calcext:value-type="string">
            <text:p>LOTR01349.jpg</text:p>
          </table:table-cell>
          <table:table-cell/>
          <table:table-cell office:value-type="string" calcext:value-type="string">
            <text:p>The Bridge of Khazad-dum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nderground. Shadow: Play The Balrog from your draw deck or hand; The Balrog's twilight cost is -6.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tro/o_01_350.jpg</text:p>
          </table:table-cell>
          <table:table-cell office:value-type="string" calcext:value-type="string">
            <text:p>LOTR01350.jpg</text:p>
          </table:table-cell>
          <table:table-cell/>
          <table:table-cell office:value-type="string" calcext:value-type="string">
            <text:p>Dimrill Dale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nctuary. <text:s/>The twilight cost of the first (Moria) Orc played each Shadow phase is -2.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tro/o_12_194.jpg</text:p>
          </table:table-cell>
          <table:table-cell table:number-columns-repeated="2"/>
          <table:table-cell office:value-type="string" calcext:value-type="string">
            <text:p>Wold Battlefield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ins. <text:s/>Skirmish: Exert your Man (except an enduring Man) to make him or her damage +1.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tro/o_04_360.jpg</text:p>
          </table:table-cell>
          <table:table-cell table:number-columns-repeated="2"/>
          <table:table-cell office:value-type="string" calcext:value-type="string">
            <text:p>Fortress of Orthanc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9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ttleground. <text:s/>The Shadow number of Fortress of Orthanc is +2 for each companion over 4.</text:p>
          </table:table-cell>
          <table:table-cell table:number-columns-repeated="10"/>
          <table:table-cell office:value-type="string" calcext:value-type="string">
            <text:p>right_arrow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tro/o_10_118.jpg</text:p>
          </table:table-cell>
          <table:table-cell table:number-columns-repeated="2"/>
          <table:table-cell office:value-type="string" calcext:value-type="string">
            <text:p>Pelennor Prairie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4(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lains. Shadow: Exert a minion and remove a burden to make the Free Peoples player discard one of his or her conditions.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_01_002_enhanced.png</text:p>
          </table:table-cell>
          <table:table-cell office:value-type="string" calcext:value-type="string">
            <text:p>LOTR0100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Rul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: If bearer is about to take a wound in a skirmish, he wears The One Ring until the regroup phase.&lt;br&gt;While wearing The One Ring, each time the Ring-bearer is about to take a wound during a skirmish, add a burden instead.</text:p>
          </table:table-cell>
          <table:table-cell office:value-type="string" calcext:value-type="string">
            <text:p>"One Ring to rule them all…."</text:p>
          </table:table-cell>
          <table:table-cell table:number-columns-repeated="8"/>
          <table:table-cell office:value-type="string" calcext:value-type="string">
            <text:p>#0000FF</text:p>
          </table:table-cell>
          <table:table-cell office:value-type="string" calcext:value-type="string">
            <text:p>disable_streng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_09_001_enhanc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Bind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lowship: Add 2 burdens to play a&lt;br&gt;ring from your draw deck.&lt;br&gt;Manuever: Exert bearer to wear The One Ring until the regroup phase.&lt;br&gt;While wearing The One Ring, each time the Ring-bearer is about to take a wound, add a burden instead.</text:p>
          </table:table-cell>
          <table:table-cell office:value-type="string" calcext:value-type="string">
            <text:p>"One Ring to bring them all…."</text:p>
          </table:table-cell>
          <table:table-cell table:number-columns-repeated="7"/>
          <table:table-cell table:style-name="ce5" office:value-type="percentage" office:value="0.7" calcext:value-type="percentage">
            <text:p>70.00%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tro/o_18_007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elebring</text:p>
          </table:table-cell>
          <table:table-cell office:value-type="string" calcext:value-type="string">
            <text:p>Elven-smith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d – (2) &lt;i&gt;(At the start of the maneuver phase, you may add (2) to transfer this to a companion.)&lt;/i&gt;&lt;br&gt;To play, spot 2 [elf] companions.&lt;br&gt;When you play Celebring, you may play an [elf] artifact from your deck.</text:p>
          </table:table-cell>
          <table:table-cell office:value-type="string" calcext:value-type="string">
            <text:p>"...renewed shall be the blade that was broken."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tro/o_17_038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aruman</text:p>
          </table:table-cell>
          <table:table-cell office:value-type="string" calcext:value-type="string">
            <text:p>Servant of Sauron</text:p>
          </table:table-cell>
          <table:table-cell office:value-type="string" calcext:value-type="string">
            <text:p>isengar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d – (1). &lt;i&gt;(At the start of the maneuver phase, you may add (1) to transfer this to a companion.)&lt;/i&gt;&lt;br&gt;Each time bearer wins a skirmish, you may exert a companion.</text:p>
          </table:table-cell>
          <table:table-cell office:value-type="string" calcext:value-type="string">
            <text:p>"'I gave you the chance of aiding me willingly, but you have elected the way of pain.'"</text:p>
          </table:table-cell>
          <table:table-cell office:value-type="string" calcext:value-type="string">
            <text:p>#F1CB50</text:p>
          </table:table-cell>
          <table:table-cell table:number-columns-repeated="8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agorn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#FFFFFF</text:p>
          </table:table-cell>
          <table:table-cell table:number-columns-repeated="3"/>
          <table:table-cell table:style-name="ce5"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isclaimer_light,full_ar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ond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rond</text:p>
          </table:table-cell>
          <table:table-cell office:value-type="string" calcext:value-type="string">
            <text:p>Hammer of the Underworld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ngine.&lt;br&gt;Shadow: Play a [sauron] minion to add a [sauron] token here.&lt;br&gt;Regroup: Remove X [sauron] tokens here to discard a Free Peoples card (except a companion) with a twilight cost of X. Discard a [sauron] minion or this possession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disclaimer_light, shadow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dolluin_full.png</text:p>
          </table:table-cell>
          <table:table-cell table:number-columns-repeated="2"/>
          <table:table-cell office:value-type="string" calcext:value-type="string">
            <text:p>Base of Mindolluin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3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nctuary. <text:s/>Fellowship: If you cannot spot 2 threats, add a threat to play a fortification from your draw deck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right_arrow, disclaimer_light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otro/o_01_133.jpg</text:p>
          </table:table-cell>
          <table:table-cell table:number-columns-repeated="2"/>
          <table:table-cell office:value-type="string" calcext:value-type="string">
            <text:p>Saruman's Ambition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&lt;br&gt;The twilight cost of your [isengard] events is -1. <text:s/>&lt;br&gt;&lt;b&gt;Skirmish:&lt;/b&gt; Discard this condition to make an Uruk-hai strength +2.</text:p>
          </table:table-cell>
          <table:table-cell office:value-type="string" calcext:value-type="string">
            <text:p>“‘I did not expect you to show wisdom, even in your own behalf; but I gave you the chance of aiding me willingly, and so saving yourself much trouble and pain.'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otro/o_01_216.jpg</text:p>
          </table:table-cell>
          <table:table-cell table:number-columns-repeated="2"/>
          <table:table-cell office:value-type="string" calcext:value-type="string">
            <text:p>Morgul Blade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earer must be a Nazgûl. &lt;br&gt;This weapon may be borne in addition to 1 other hand weapon. &lt;br&gt;&lt;b&gt;Skirmish:&lt;/b&gt; Discard this possession to transfer Blade Tip from your support area or discard pile to a companion bearer is skirmishing.</text:p>
          </table:table-cell>
          <table:table-cell table:number-columns-repeated="8"/>
          <table:table-cell table:style-name="ce5" office:value-type="percentage" office:value="0.68" calcext:value-type="percentage">
            <text:p>68.00%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otro/o_02_048.jpg</text:p>
          </table:table-cell>
          <table:table-cell table:number-columns-repeated="2"/>
          <table:table-cell office:value-type="string" calcext:value-type="string">
            <text:p>Wizard Storm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b&gt;Spell.&lt;/b&gt; &lt;b&gt;Weather.&lt;/b&gt; To play, exert an [isengard] minion. Plays on a site. Limit 1 per site. <text:s/>&lt;br&gt;When the fellowship moves from this site, every companion must exert. Discard this condition at the end of the turn. </text:p>
          </table:table-cell>
          <table:table-cell office:value-type="string" calcext:value-type="string">
            <text:p>“There was a black look in the sky, and the sun was wan. The wind had gone now round to the north-east.”</text:p>
          </table:table-cell>
          <table:table-cell table:number-columns-repeated="11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lotro/o_05_003.jpg</text:p>
          </table:table-cell>
          <table:table-cell table:number-columns-repeated="2"/>
          <table:table-cell office:value-type="string" calcext:value-type="string">
            <text:p>Leaping Blaze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&gt;Shadow:&lt;/b&gt; Spot 3 [dunland] minions to shuffle your hand into your draw deck and draw 8 cards. The Free Peoples player may discard 3 cards from hand to prevent this.</text:p>
          </table:table-cell>
          <table:table-cell office:value-type="string" calcext:value-type="string">
            <text:p>“...they saw torches, countless points of fiery light upon the black fields behind, scattered like red flowers, or winding up from the lowlands....”</text:p>
          </table:table-cell>
          <table:table-cell table:number-columns-repeated="1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lotro/o_08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lung Into the Fray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en you play a minion stacked here, you may exert a companion. &lt;br&gt;&lt;b&gt;Regroup:&lt;/b&gt; If no minion is stacked here, spot your [wraith] minon to stack it here. &lt;br&gt;&lt;b&gt;Shadow:&lt;/b&gt; Spot 2 [wraith] minions to play a [wraith] minion stacked here as if played from hand.</text:p>
          </table:table-cell>
          <table:table-cell office:value-type="string" calcext:value-type="string">
            <text:p>“With a cry of hatred that stung the very ears like venom he let fall....”</text:p>
          </table:table-cell>
          <table:table-cell table:number-columns-repeated="1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lotro/o_08_112.jpg</text:p>
          </table:table-cell>
          <table:table-cell table:number-columns-repeated="2"/>
          <table:table-cell office:value-type="string" calcext:value-type="string">
            <text:p>Song of the Shir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b&gt;Fellowship:&lt;/b&gt; Exert a [shire] companion and either a [rohan] companion or a [gandalf] companion to add a [shire] token here. &lt;br&gt;&lt;b&gt;Skirmish:&lt;/b&gt; Remove a [shire] token here to prevent an unbound companion from being overwhelmed unless his or her strength is tripled.</text:p>
          </table:table-cell>
          <table:table-cell table:number-columns-repeated="8"/>
          <table:table-cell table:style-name="ce5" office:value-type="percentage" office:value="0.72" calcext:value-type="percentage">
            <text:p>72.00%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lotro/o_10_09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nk and File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ach time a roaming [sauron] minion takes a wound, you may add a [sauron] token here. &lt;b&gt;Regroup:&lt;/b&gt; Exert an Uruk-hai or discard a [sauron] minion to add a [sauron] token here. &lt;b&gt;Skirmish:&lt;/b&gt; Remove 2 [sauron] tokens from here to make a [sauron] minion strength +2. </text:p>
          </table:table-cell>
          <table:table-cell office:value-type="string" calcext:value-type="string">
            <text:p>“...even fear by night had scarcely over-counted them.”</text:p>
          </table:table-cell>
          <table:table-cell table:number-columns-repeated="1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lotro/o_10_098.jpg</text:p>
          </table:table-cell>
          <table:table-cell table:number-columns-repeated="2"/>
          <table:table-cell office:value-type="string" calcext:value-type="string">
            <text:p>Ruinous Hail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spons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f the Free Peoples player plays a possession, discard a [sauron] minion from hand to prevent him or her from playing any more cards until the end of this phase. </text:p>
          </table:table-cell>
          <table:table-cell office:value-type="string" calcext:value-type="string">
            <text:p>“...they began to throw missiles marvelously high, so that they passed right above the battlement and fell thudding within the first circle of the City....”</text:p>
          </table:table-cell>
          <table:table-cell table:number-columns-repeated="1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lotro/o_10_109.jpg</text:p>
          </table:table-cell>
          <table:table-cell table:number-columns-repeated="2"/>
          <table:table-cell office:value-type="string" calcext:value-type="string">
            <text:p>Make Hast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neuv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b&gt;Stealth.&lt;/b&gt; &lt;br&gt;Spot a [shire] companion and return him or her to your hand to make a Shadow player choose to remove (2) or discard a minion.</text:p>
          </table:table-cell>
          <table:table-cell office:value-type="string" calcext:value-type="string">
            <text:p>“‘There's something still alive in that place, something with eyes, or a seeing mind, if you take me; and the longer we stay in one spot, the sooner it will get on to us.'”</text:p>
          </table:table-cell>
          <table:table-cell table:number-columns-repeated="11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lotro/o_12_016.jpg</text:p>
          </table:table-cell>
          <table:table-cell table:number-columns-repeated="2"/>
          <table:table-cell office:value-type="string" calcext:value-type="string">
            <text:p>Attunement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kirmis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t an Elf to reveal cards from the top of your draw deck until you reveal a Shadow card. Make an Elf strength +2 for each card revealed. Place the revealed cards in any order on the bottom of your draw deck.</text:p>
          </table:table-cell>
          <table:table-cell office:value-type="string" calcext:value-type="string">
            <text:p>With deep focus and heightened senses, Elven archers are able to make seemingly impossible shots.</text:p>
          </table:table-cell>
          <table:table-cell table:number-columns-repeated="1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lotro/o_12_052.jpg</text:p>
          </table:table-cell>
          <table:table-cell table:number-columns-repeated="2"/>
          <table:table-cell office:value-type="string" calcext:value-type="string">
            <text:p>Tireles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b&gt;Skirmish:&lt;/b&gt; Discard this condition to make a [gondor] Man strength +1 for each of the following that is true: he or she is at a battleground site; he or she has resistance 4 or more; he or she is bearing a hand weapon; he or she is skirmishing a roaming minion.</text:p>
          </table:table-cell>
          <table:table-cell office:value-type="string" calcext:value-type="string">
            <text:p>So long as foes were standing, so too would Aragorn.</text:p>
          </table:table-cell>
          <table:table-cell table:number-columns-repeated="11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lotro/o_12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ast Days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ch time a [men] minion is killed or discarded from play (except during the regroup phase), you may play a [men] minion. Its twilight cost is –2, and it is &lt;b&gt;fierce&lt;/b&gt; and strength +2 until the regroup phase.</text:p>
          </table:table-cell>
          <table:table-cell office:value-type="string" calcext:value-type="string">
            <text:p>“‘Not long now shall stand the high hall which Brego son of Eorl built. Fire shall devour the high seat.'”</text:p>
          </table:table-cell>
          <table:table-cell table:number-columns-repeated="11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lotro/o_13_025.jpg</text:p>
          </table:table-cell>
          <table:table-cell table:number-columns-repeated="2"/>
          <table:table-cell office:value-type="string" calcext:value-type="string">
            <text:p>Standing Tall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b&gt;Skirmish:&lt;/b&gt; Discard this condition from play to make a minion skirmishing an Elf strength –1 for each of the following that is true: it is skirmishing a companion who has resistance 4 or more; it is wounded; you can spot an Elf archer; the fellowship is at a forest site.</text:p>
          </table:table-cell>
          <table:table-cell office:value-type="string" calcext:value-type="string">
            <text:p>“‘Yrch,' said Legolas, falling into his own tongue.”</text:p>
          </table:table-cell>
          <table:table-cell table:number-columns-repeated="11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lotro/o_13_02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latar</text:p>
          </table:table-cell>
          <table:table-cell office:value-type="string" calcext:value-type="string">
            <text:p>Final Envoy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b&gt;Aid –&lt;/b&gt;(2). &lt;i&gt;(At the start of the maneuver phase, you may add&lt;/i&gt; (2) &lt;i&gt;to transfer this to a companion.)&lt;/i&gt;&lt;br&gt;Each time you transfer this to a companion, you may reinforce a [gandalf] token. <text:s/>While you can spot a [gandalf] companion, each minion skirmishing bearer is strength –1.</text:p>
          </table:table-cell>
          <table:table-cell office:value-type="string" calcext:value-type="string">
            <text:p>Third of the Istari to be named, he was clad in sea-blue.</text:p>
          </table:table-cell>
          <table:table-cell table:number-columns-repeated="11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lotro/o_13_03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Palantír of Orthanc</text:p>
          </table:table-cell>
          <table:table-cell office:value-type="string" calcext:value-type="string">
            <text:p>Recovered Seeing Ston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Palanti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arer must be Gandalf. To play this, if you can spot The Palantír of Orthanc, discard it. At the start of the fellowship phase, you may add a burden to reveal a Shadow player's hand. He or she must choose a revealed minion and discard it from hand.</text:p>
          </table:table-cell>
          <table:table-cell office:value-type="string" calcext:value-type="string">
            <text:p>“...a heavy shining thing came hurtling down from above.”</text:p>
          </table:table-cell>
          <table:table-cell table:number-columns-repeated="11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lotro/o_13_03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dagast</text:p>
          </table:table-cell>
          <table:table-cell office:value-type="string" calcext:value-type="string">
            <text:p>Tender of Beasts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b&gt;Aid –&lt;/b&gt; (2). &lt;i&gt;(At the start of the maneuver phase, you may add&lt;/i&gt; (2) &lt;i&gt;to transfer this to a companion.)&lt;/i&gt;&lt;br&gt;While you can spot 2 [gandalf] companions, minions skirmishing bearer do not gain strength bonuses from possessions.</text:p>
          </table:table-cell>
          <table:table-cell office:value-type="string" calcext:value-type="string">
            <text:p>“‘It would have been useless in any case to try and win over the honest Radagast to treachery.'”</text:p>
          </table:table-cell>
          <table:table-cell table:number-columns-repeated="11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lotro/o_13_180.jpg</text:p>
          </table:table-cell>
          <table:table-cell table:number-columns-repeated="2"/>
          <table:table-cell office:value-type="string" calcext:value-type="string">
            <text:p>Shadow in the East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hadow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b&gt;Toil 1.&lt;/b&gt; &lt;i&gt;(For each&lt;/i&gt; [wraith] &lt;i&gt;character you exert when playing this, it is twilight cost –1.)&lt;/i&gt;&lt;br&gt;To play, spot a [wraith] card in your support area. Spot a companion to draw a card for each wound on that companion (and draw an additional card if you can spot a Nazgûl).</text:p>
          </table:table-cell>
          <table:table-cell office:value-type="string" calcext:value-type="string">
            <text:p>“‘...it is called Minas Morgul, the Tower of Sorcery.'”</text:p>
          </table:table-cell>
          <table:table-cell table:number-columns-repeated="7"/>
          <table:table-cell table:style-name="ce5" office:value-type="percentage" office:value="0.71" calcext:value-type="percentage">
            <text:p>71.00%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lotro/o_18_021.png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b&gt;Fellowship:&lt;/b&gt; Exert a [gandalf] Man to add 2 [gandalf] tokens here.&lt;br&gt;&lt;b&gt;Skirmish:&lt;/b&gt; Remove 3 [gandalf] tokens from here to make a companion strength +3.</text:p>
          </table:table-cell>
          <table:table-cell office:value-type="string" calcext:value-type="string">
            <text:p>To give his people time to escape, Brand stood against the Mordor army until he was slain. His friend, the dwarf Dain Ironfoot, stood over him until he too was slain.</text:p>
          </table:table-cell>
          <table:table-cell table:number-columns-repeated="11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lotro/o_18_032.png</text:p>
          </table:table-cell>
          <table:table-cell table:number-columns-repeated="2"/>
          <table:table-cell office:value-type="string" calcext:value-type="string">
            <text:p>Not Easily Avoided</text:p>
          </table:table-cell>
          <table:table-cell/>
          <table:table-cell office:value-type="string" calcext:value-type="string">
            <text:p>Gollum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b&gt;Shadow:&lt;/b&gt; Remove (3) to take a [gollum] card into hand from your draw deck, then randomly discard a card from your hand.&lt;br&gt;&lt;b&gt;Skirmish:&lt;/b&gt; Discard a [gollum] card from hand to make a [gollum] minion strength +2.</text:p>
          </table:table-cell>
          <table:table-cell office:value-type="string" calcext:value-type="string">
            <text:p>'But I still feel that they are looking at me, or thinking about me: making some other plan, perhaps.'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lotro/o_18_050.png</text:p>
          </table:table-cell>
          <table:table-cell table:number-columns-repeated="2"/>
          <table:table-cell office:value-type="string" calcext:value-type="string">
            <text:p>The Faithful Ston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b&gt;Tale.&lt;/b&gt;Each time a non-[wraith] minion is played, you may spot a Man to put a [gondor] token here.&lt;br&gt;&lt;b&gt;Maneuver:&lt;/b&gt; Remove 3 [gondor] tokens from here to spot a minion. That minion cannot be assigned to a skirmish until the regroup phase.</text:p>
          </table:table-cell>
          <table:table-cell office:value-type="string" calcext:value-type="string">
            <text:p>Each turn was guarded by Púkel-men stones with their huge, clumsy arms folded across their round bellies.</text:p>
          </table:table-cell>
          <table:table-cell table:number-columns-repeated="11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lotro/o_18_083.png</text:p>
          </table:table-cell>
          <table:table-cell table:number-columns-repeated="2"/>
          <table:table-cell office:value-type="string" calcext:value-type="string">
            <text:p>Destroyers and Usurpers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ach companion loses all &lt;b&gt;defender&lt;/b&gt; bonuses and cannot gain defender bonuses.&lt;br&gt;&lt;b&gt;Maneuver:&lt;/b&gt; Spot 2 [orc] minions to make the fellowship's current site gain battleground until the regroup phase.</text:p>
          </table:table-cell>
          <table:table-cell office:value-type="string" calcext:value-type="string">
            <text:p>They come with fire, they come with axes. Gnawing, biting, breaking, hacking, burning!</text:p>
          </table:table-cell>
          <table:table-cell table:number-columns-repeated="11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anduril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ndúril</text:p>
          </table:table-cell>
          <table:table-cell office:value-type="string" calcext:value-type="string">
            <text:p>King's Blade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Hand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arer must be Aragorn. &lt;br&gt;If you cannot spot a threat, Aragorn is defender +1.</text:p>
          </table:table-cell>
          <table:table-cell office:value-type="string" calcext:value-type="string">
            <text:p>"The Sword of Elendil was forged anew by Elvish smiths... for Aragorn son of Arathorn was going to war upon the marches of Mordor."</text:p>
          </table:table-cell>
          <table:table-cell table:number-columns-repeated="3"/>
          <table:table-cell office:value-type="string" calcext:value-type="string">
            <text:p>#EFCC5D</text:p>
          </table:table-cell>
          <table:table-cell table:number-columns-repeated="5"/>
          <table:table-cell office:value-type="string" calcext:value-type="string">
            <text:p>full_art, disclaimer_light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otro/o_02_05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Balrog's Sword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er must be The Balrog. &lt;br&gt;It is &lt;b&gt;damage +1&lt;/b&gt; <text:s/>&lt;br&gt;This weapon may be borne in addition to 1 other hand weapon. </text:p>
          </table:table-cell>
          <table:table-cell office:value-type="string" calcext:value-type="string">
            <text:p>“In its right hand was a blade like a stabbing tongue of fire....”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alrog_cropp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Balrog</text:p>
          </table:table-cell>
          <table:table-cell office:value-type="string" calcext:value-type="string">
            <text:p>Durin's Bane</text:p>
          </table:table-cell>
          <table:table-cell office:value-type="string" calcext:value-type="string">
            <text:p>Moria_Balrog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Balro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b&gt;Damage +1.&lt;/b&gt; &lt;b&gt;Fierce.&lt;/b&gt; &lt;br&gt;While you can spot The Balrog, discard all other minions. Skip the archery phase. Discard The Balrog if not underground. </text:p>
          </table:table-cell>
          <table:table-cell office:value-type="string" calcext:value-type="string">
            <text:p>“‘Indeed I saw upon the bridge that which haunts our darkest dreams....'”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otro/o_01_05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egolas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b&gt;Archer.&lt;/b&gt; &lt;br&gt;&lt;b&gt;Archery:&lt;/b&gt; Exert Legolas to wound a minion; Legolas does not add to the fellowship archery total.</text:p>
          </table:table-cell>
          <table:table-cell office:value-type="string" calcext:value-type="string">
            <text:p>“‘And I too will go with him,' said Legolas. ‘It would be faithless now to say farewell.'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el_is_steel</text:p>
          </table:table-cell>
          <table:table-cell office:value-type="string" calcext:value-type="string">
            <text:p>steel_is_steel.png</text:p>
          </table:table-cell>
          <table:table-cell table:number-columns-repeated="2"/>
          <table:table-cell office:value-type="string" calcext:value-type="string">
            <text:p>Steel is Steel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neuver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Play a Free Peoples weapon or armor from your opponent's discard pile on a [moria] Orc; ignore the first sentence of its game text.&lt;br&gt;If it is a [dwarf] possession, add (2).</text:p>
          </table:table-cell>
          <table:table-cell table:number-columns-repeated="12"/>
        </table:table-row>
        <table:table-row table:style-name="ro1" table:number-rows-repeated="1048525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16:35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5T03:20:54.184000000</dc:date>
    <meta:editing-duration>P4DT19H13M6S</meta:editing-duration>
    <meta:editing-cycles>98</meta:editing-cycles>
    <meta:generator>LibreOffice/6.4.3.2$Windows_X86_64 LibreOffice_project/747b5d0ebf89f41c860ec2a39efd7cb15b54f2d8</meta:generator>
    <meta:document-statistic meta:table-count="1" meta:cell-count="750" meta:object-count="0"/>
  </office:meta>
</office:document-meta>
</file>